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0000003849EAC1EF8BDDC64B5.png" manifest:media-type="image/png"/>
  <manifest:file-entry manifest:full-path="Pictures/10000000000005A0000003844849DD4F6EE444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921cm, 4.76cm, 0cm, 11.355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767cm, 4.014cm, 0.002cm, 12.10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MATH COMPONENT" draw:style-name="dp1" draw:master-page-name="Default">
        <draw:frame draw:style-name="gr1" draw:text-style-name="P1" draw:layer="layout" svg:width="23.241cm" svg:height="17.857cm" draw:transform="rotate (1.5707963267949) translate (1.994cm 26.019cm)">
          <draw:image xlink:href="Pictures/10000000000005A0000003844849DD4F6EE44484.png" xlink:type="simple" xlink:show="embed" xlink:actuate="onLoad">
            <text:p/>
          </draw:image>
        </draw:frame>
      </draw:page>
      <draw:page draw:name="Post SUBMIT" draw:style-name="dp1" draw:master-page-name="Default">
        <draw:frame draw:style-name="gr2" draw:text-style-name="P1" draw:layer="measurelines" svg:width="24.034cm" svg:height="18.365cm" draw:transform="rotate (1.5707963267949) translate (0.542cm 26.177cm)">
          <draw:image xlink:href="Pictures/10000000000005A0000003849EAC1EF8BDDC64B5.png" xlink:type="simple" xlink:show="embed" xlink:actuate="onLoad">
            <text:p/>
          </draw:image>
        </draw:fram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20:34:31.099868363</meta:creation-date>
    <dc:date>2018-02-06T21:25:38.847068795</dc:date>
    <meta:editing-duration>PT43S</meta:editing-duration>
    <meta:editing-cycles>1</meta:editing-cycles>
    <meta:document-statistic meta:object-count="2"/>
    <meta:generator>LibreOffice/5.1.6.2$Linux_X86_64 LibreOffice_project/10m0$Build-2</meta:generator>
  </office:meta>
</office:document-meta>
</file>